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9">
            <text:p>1129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76">
            <text:p>1076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16">
            <text:p>1416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45">
            <text:p>4345</text:p>
          </table:table-cell>
          <table:table-cell table:style-name="ce23" office:value-type="float" office:value="190">
            <text:p>1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96">
            <text:p>10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50">
            <text:p>2750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880">
            <text:p>4880</text:p>
          </table:table-cell>
          <table:table-cell table:style-name="ce23" office:value-type="float" office:value="179">
            <text:p>1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225">
            <text:p>9225</text:p>
          </table:table-cell>
          <table:table-cell table:style-name="ce23" office:value-type="float" office:value="369">
            <text:p>36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